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e1" style:family="table">
      <style:table-properties style:width="6.4958in" table:align="right"/>
    </style:style>
    <style:style style:name="Table1.A" style:family="table-column">
      <style:table-column-properties style:column-width="3.1438in"/>
    </style:style>
    <style:style style:name="Table1.B" style:family="table-column">
      <style:table-column-properties style:column-width="3.3521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line-height="150%" fo:text-align="justify" style:justify-single-word="false"/>
      <style:text-properties fo:font-size="12pt" fo:font-weight="normal" officeooo:rsid="005315a5" officeooo:paragraph-rsid="004edcfc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150%"/>
      <style:text-properties fo:font-size="14pt" fo:font-weight="bold" officeooo:rsid="0058babf" officeooo:paragraph-rsid="0058babf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line-height="150%" fo:text-align="justify" style:justify-single-word="false"/>
      <style:text-properties fo:font-size="12pt" officeooo:rsid="004edcfc" officeooo:paragraph-rsid="004edcfc" style:font-size-asian="10.5pt" style:font-size-complex="12pt"/>
    </style:style>
    <style:style style:name="P4" style:family="paragraph" style:parent-style-name="Standard" style:list-style-name="Numbering_20_1">
      <style:paragraph-properties fo:line-height="150%" fo:text-align="justify" style:justify-single-word="false"/>
      <style:text-properties fo:font-size="12pt" fo:font-weight="normal" officeooo:rsid="004a82f5" officeooo:paragraph-rsid="004a82f5" style:font-size-asian="10.5pt" style:font-weight-asian="normal" style:font-size-complex="12pt" style:font-weight-complex="normal"/>
    </style:style>
    <style:style style:name="P5" style:family="paragraph" style:parent-style-name="Standard" style:list-style-name="Numbering_20_1">
      <style:paragraph-properties fo:line-height="150%" fo:text-align="justify" style:justify-single-word="false"/>
      <style:text-properties fo:font-size="12pt" fo:font-weight="normal" officeooo:rsid="004c1044" officeooo:paragraph-rsid="004c1044" style:font-size-asian="10.5pt" style:font-weight-asian="normal" style:font-size-complex="12pt" style:font-weight-complex="normal"/>
    </style:style>
    <style:style style:name="P6" style:family="paragraph" style:parent-style-name="Standard" style:list-style-name="Numbering_20_1">
      <style:paragraph-properties fo:line-height="150%" fo:text-align="justify" style:justify-single-word="false"/>
      <style:text-properties fo:font-size="12pt" fo:font-weight="normal" officeooo:rsid="004dbff1" officeooo:paragraph-rsid="004dbff1" style:font-size-asian="10.5pt" style:font-weight-asian="normal" style:font-size-complex="12pt" style:font-weight-complex="normal"/>
    </style:style>
    <style:style style:name="P7" style:family="paragraph" style:parent-style-name="Standard" style:list-style-name="Numbering_20_1">
      <style:paragraph-properties fo:line-height="150%" fo:text-align="justify" style:justify-single-word="false"/>
      <style:text-properties fo:font-size="12pt" fo:font-weight="normal" officeooo:rsid="004edcfc" officeooo:paragraph-rsid="004edcfc" style:font-size-asian="10.5pt" style:font-weight-asian="normal" style:font-size-complex="12pt" style:font-weight-complex="normal"/>
    </style:style>
    <style:style style:name="T1" style:family="text">
      <style:text-properties officeooo:rsid="00599a05"/>
    </style:style>
    <style:style style:name="T2" style:family="text">
      <style:text-properties officeooo:rsid="005c61e4"/>
    </style:style>
    <style:style style:name="T3" style:family="text">
      <style:text-properties officeooo:rsid="005e5576"/>
    </style:style>
    <style:style style:name="T4" style:family="text">
      <style:text-properties officeooo:rsid="005f42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ke a Python Application to write the output both to the text file and the output console. The text file must be named output.txt. <text:span text:style-name="T2">All program must be</text:span><text:span text:style-name="T4">en</text:span><text:span text:style-name="T2"> </text:span><text:span text:style-name="T4">implemented by</text:span><text:span text:style-name="T2"> </text:span><text:span text:style-name="T3">Object Oriented Programming</text:span></text:p>
      <text:list xml:id="list547579049" text:style-name="Numbering_20_1">
        <text:list-item>
          <text:p text:style-name="P4"><text:span text:style-name="T1">Write number</text:span> <text:span text:style-name="T1">from</text:span> 1 s/d n</text:p>
        </text:list-item>
        <text:list-item>
          <text:p text:style-name="P5"><text:span text:style-name="T1">Write</text:span> <text:span text:style-name="T1">Fibonanci base number system</text:span> <text:span text:style-name="T1">from</text:span> 1 s/d n</text:p>
        </text:list-item>
        <text:list-item>
          <text:p text:style-name="P6"><text:span text:style-name="T1">Write even numbers</text:span> <text:span text:style-name="T1">as much as n </text:span></text:p>
        </text:list-item>
        <text:list-item>
          <text:p text:style-name="P6"><text:span text:style-name="T1">Write odd numbers</text:span> <text:span text:style-name="T1">as much as n</text:span></text:p>
        </text:list-item>
        <text:list-item>
          <text:p text:style-name="P7"><text:span text:style-name="T1">Write stars</text:span> <text:span text:style-name="T1">as much as </text:span>n <text:span text:style-name="T1">like the pattern below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140390669820576">
          <table:table-cell table:style-name="Table1.A1" office:value-type="string">
            <text:p text:style-name="P3">N = 3</text:p>
            <text:p text:style-name="P3">Output :</text:p>
            <text:p text:style-name="P3">*</text:p>
            <text:p text:style-name="P3">**</text:p>
            <text:p text:style-name="P3">***</text:p>
          </table:table-cell>
          <table:table-cell table:style-name="Table1.A1" office:value-type="string">
            <text:p text:style-name="P3">N = 4</text:p>
            <text:p text:style-name="P3">Output :</text:p>
            <text:p text:style-name="P3">*</text:p>
            <text:p text:style-name="P3">**</text:p>
            <text:p text:style-name="P3">***</text:p>
            <text:p text:style-name="P3">****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宋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宋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ndra Trisno</meta:initial-creator>
    <meta:creation-date>2012-11-29T10:07:19</meta:creation-date>
    <dc:date>2021-03-21T21:58:40.112494514</dc:date>
    <meta:editing-duration>PT4H25M24S</meta:editing-duration>
    <meta:editing-cycles>79</meta:editing-cycles>
    <meta:generator>LibreOffice/7.1.1.2$Linux_X86_64 LibreOffice_project/fe0b08f4af1bacafe4c7ecc87ce55bb426164676</meta:generator>
    <meta:document-statistic meta:table-count="1" meta:image-count="0" meta:object-count="0" meta:page-count="1" meta:paragraph-count="17" meta:word-count="94" meta:character-count="429" meta:non-whitespace-character-count="356"/>
  </office:meta>
</office:document-meta>
</file>